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111111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number-columns-repeated="5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7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number-columns-repeated="5"/>
          <table:table-cell table:style-name="ce3"/>
          <table:table-cell table:style-name="ce2" table:number-columns-repeated="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" table:number-columns-repeated="7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style-name="ce2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1:08:36.494156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3-22T12:01:08.417009159</dc:date>
    <dc:creator>Stéphane Galland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26" meta:object-count="0"/>
  </office:meta>
</office:document-meta>
</file>